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Circle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color="#b2b2b2" draw:fill-color="#cfe7f5" draw:textarea-horizontal-align="justify" draw:textarea-vertical-align="middle" draw:auto-grow-height="false" fo:min-height="1.602cm" fo:min-width="5.056cm"/>
    </style:style>
    <style:style style:name="gr3" style:family="graphic" style:parent-style-name="standard">
      <style:graphic-properties draw:stroke="none" svg:stroke-color="#000000" draw:fill="none" draw:fill-color="#ffffff" fo:min-height="1.55cm"/>
    </style:style>
    <style:style style:name="gr4" style:family="graphic" style:parent-style-name="standard">
      <style:graphic-properties svg:stroke-color="#b2b2b2" draw:fill-color="#cfe7f5" draw:textarea-horizontal-align="justify" draw:textarea-vertical-align="middle" draw:auto-grow-height="false" fo:min-height="1.65cm" fo:min-width="2.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b2b2b2" draw:fill-color="#cfe7f5" draw:textarea-horizontal-align="justify" draw:textarea-vertical-align="middle" draw:auto-grow-height="false" fo:min-height="0.77cm" fo:min-width="5.15cm"/>
    </style:style>
    <style:style style:name="gr7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b2b2b2" draw:fill-color="#cfe7f5" draw:textarea-horizontal-align="justify" draw:textarea-vertical-align="middle" draw:auto-grow-height="false" fo:min-height="0.77cm" fo:min-width="2.556cm"/>
    </style:style>
    <style:style style:name="gr9" style:family="graphic" style:parent-style-name="standard">
      <style:graphic-properties svg:stroke-color="#b2b2b2" draw:fill-color="#cfe7f5" draw:textarea-horizontal-align="justify" draw:textarea-vertical-align="middle" draw:auto-grow-height="false" fo:min-height="0.769cm" fo:min-width="1.816cm"/>
    </style:style>
    <style:style style:name="gr10" style:family="graphic" style:parent-style-name="standard">
      <style:graphic-properties svg:stroke-color="#b2b2b2" draw:fill-color="#cfe7f5" draw:textarea-horizontal-align="justify" draw:textarea-vertical-align="middle" draw:auto-grow-height="false" fo:min-height="0.862cm" fo:min-width="3.852cm"/>
    </style:style>
    <style:style style:name="gr11" style:family="graphic" style:parent-style-name="standard">
      <style:graphic-properties svg:stroke-color="#b2b2b2" draw:fill-color="#cfe7f5" draw:textarea-horizontal-align="justify" draw:textarea-vertical-align="middle" draw:auto-grow-height="false" fo:min-height="0.769cm" fo:min-width="5.334cm"/>
    </style:style>
    <style:style style:name="gr12" style:family="graphic" style:parent-style-name="standard">
      <style:graphic-properties svg:stroke-color="#b2b2b2" draw:fill-color="#cfe7f5" draw:textarea-horizontal-align="justify" draw:textarea-vertical-align="middle" draw:auto-grow-height="false" fo:min-height="0.77cm" fo:min-width="8.48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13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Times New Roman" fo:font-size="16pt"/>
    </style:style>
    <style:style style:name="P2" style:family="paragraph">
      <loext:graphic-properties draw:fill-color="#cfe7f5"/>
      <style:paragraph-properties fo:text-align="center"/>
      <style:text-properties style:font-name="Times New Roman" fo:font-size="16pt"/>
    </style:style>
    <style:style style:name="P3" style:family="paragraph">
      <style:text-properties style:font-name="Times New Roman" fo:font-size="16pt"/>
    </style:style>
    <style:style style:name="P4" style:family="paragraph">
      <loext:graphic-properties draw:fill="none" draw:fill-color="#ffffff"/>
      <style:text-properties style:font-name="Times New Roman" fo:font-size="16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cfe7f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9" style:family="paragraph">
      <loext:graphic-properties draw:fill-color="#cfe7f5"/>
      <style:paragraph-properties fo:text-align="center"/>
      <style:text-properties style:font-name="Times New Roman"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0.5cm" svg:y1="1.8cm" svg:x2="10.5cm" svg:y2="4cm">
          <text:p/>
        </draw:line>
        <draw:custom-shape draw:style-name="gr2" draw:text-style-name="P2" xml:id="id13" draw:id="id13" draw:layer="layout" svg:width="6cm" svg:height="2cm" svg:x="7.4cm" svg:y="4cm">
          <text:p text:style-name="P1">Ввод кода преподавателя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3cm" svg:height="1.8cm" svg:x="11cm" svg:y="1.4cm">
          <draw:text-box>
            <text:p text:style-name="P3">Начало работы</text:p>
          </draw:text-box>
        </draw:frame>
        <draw:custom-shape draw:style-name="gr4" draw:text-style-name="P6" xml:id="id1" draw:id="id1" draw:layer="layout" svg:width="6.4cm" svg:height="3.8cm" svg:x="7.4cm" svg:y="8.2cm">
          <text:p text:style-name="P5"><text:span text:style-name="T1">Преподаватель существ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7" draw:layer="layout" svg:x1="10.6cm" svg:y1="6cm" svg:x2="10.6cm" svg:y2="8.2cm">
          <text:p/>
        </draw:line>
        <draw:connector draw:style-name="gr5" draw:text-style-name="P7" draw:layer="layout" svg:x1="7.4cm" svg:y1="10.1cm" svg:x2="6.848cm" svg:y2="12.887cm" draw:start-shape="id1" draw:start-glue-point="5" svg:d="M7400 10100h-526v2787h-26" svg:viewBox="0 0 553 2788">
          <text:p/>
        </draw:connector>
        <draw:custom-shape draw:style-name="gr6" draw:text-style-name="P9" xml:id="id6" draw:id="id6" draw:layer="layout" svg:width="6.1cm" svg:height="1.1cm" svg:x="1.8cm" svg:y="12.9cm">
          <text:p text:style-name="P8"><text:span text:style-name="T1">Вернуть ошибку </text:span></text:p>
          <text:p text:style-name="P8"><text:span text:style-name="T1">«не существует преподаватель»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13.8cm" svg:y1="10.1cm" svg:x2="15.65cm" svg:y2="12.9cm" draw:start-shape="id1" draw:start-glue-point="7" draw:end-shape="id2" draw:end-glue-point="4" svg:d="M13800 10100h1850v2800" svg:viewBox="0 0 1851 2801">
          <text:p/>
        </draw:connector>
        <draw:custom-shape draw:style-name="gr6" draw:text-style-name="P9" xml:id="id2" draw:id="id2" draw:layer="layout" svg:width="6.1cm" svg:height="1.1cm" svg:x="12.6cm" svg:y="12.9cm">
          <text:p text:style-name="P8"><text:span text:style-name="T1">Отобразить диаграммы рейтингов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7" draw:layer="layout" svg:x1="8.2cm" svg:y1="15.1cm" svg:x2="18.7cm" svg:y2="15.1cm">
          <text:p/>
        </draw:line>
        <draw:line draw:style-name="gr5" draw:text-style-name="P7" xml:id="id3" draw:id="id3" draw:layer="layout" svg:x1="15.7cm" svg:y1="14cm" svg:x2="15.7cm" svg:y2="15.1cm">
          <text:p/>
        </draw:line>
        <draw:custom-shape draw:style-name="gr8" draw:text-style-name="P9" xml:id="id4" draw:id="id4" draw:layer="layout" svg:width="3.3cm" svg:height="1.1cm" svg:x="16.8cm" svg:y="17.4cm">
          <text:p text:style-name="P8"><text:span text:style-name="T1">По индикатора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9" xml:id="id5" draw:id="id5" draw:layer="layout" svg:width="2.5cm" svg:height="1.099cm" svg:x="8cm" svg:y="17.4cm">
          <text:p text:style-name="P8"><text:span text:style-name="T1">По сезона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15.7cm" svg:y1="15.1cm" svg:x2="18.45cm" svg:y2="17.4cm" draw:start-shape="id3" draw:start-glue-point="2" draw:end-shape="id4" draw:end-glue-point="4" svg:d="M15700 15100v1150h2750v1150" svg:viewBox="0 0 2751 2301">
          <text:p/>
        </draw:connector>
        <draw:connector draw:style-name="gr5" draw:text-style-name="P7" draw:layer="layout" svg:x1="15.7cm" svg:y1="15.1cm" svg:x2="9.25cm" svg:y2="17.4cm" draw:start-shape="id3" draw:start-glue-point="2" draw:end-shape="id5" draw:end-glue-point="4" svg:d="M15700 15100v1149h-6450v1151" svg:viewBox="0 0 6451 2301">
          <text:p/>
        </draw:connector>
        <draw:custom-shape draw:style-name="gr10" draw:text-style-name="P9" xml:id="id7" draw:id="id7" draw:layer="layout" svg:width="4.7cm" svg:height="1.2cm" svg:x="2.5cm" svg:y="15cm">
          <text:p text:style-name="P8"><text:span text:style-name="T1">Вернуться </text:span></text:p>
          <text:p text:style-name="P8"><text:span text:style-name="T1">к начальной странице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4.85cm" svg:y1="14cm" svg:x2="4.85cm" svg:y2="15cm" draw:start-shape="id6" draw:start-glue-point="6" draw:end-shape="id7" draw:end-glue-point="4" svg:d="M4850 14000v1000" svg:viewBox="0 0 1 1001">
          <text:p/>
        </draw:connector>
        <draw:custom-shape draw:style-name="gr11" draw:text-style-name="P9" xml:id="id8" draw:id="id8" draw:layer="layout" svg:width="6.3cm" svg:height="1.099cm" svg:x="10.5cm" svg:y="17.401cm">
          <text:p text:style-name="P8"><text:span text:style-name="T1">Отобразить изменения рейтинга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15.7cm" svg:y1="15.1cm" svg:x2="13.65cm" svg:y2="17.401cm" draw:start-shape="id3" draw:start-glue-point="2" draw:end-shape="id8" svg:d="M15700 15100v1150h-2050v1151" svg:viewBox="0 0 2051 2302">
          <text:p/>
        </draw:connector>
        <draw:line draw:style-name="gr7" draw:text-style-name="P7" xml:id="id9" draw:id="id9" draw:layer="layout" svg:x1="8.3cm" svg:y1="20.6cm" svg:x2="18.8cm" svg:y2="20.6cm">
          <text:p/>
        </draw:line>
        <draw:connector draw:style-name="gr5" draw:text-style-name="P7" draw:layer="layout" svg:x1="9.25cm" svg:y1="18.499cm" svg:x2="13.55cm" svg:y2="20.6cm" draw:start-shape="id5" draw:start-glue-point="6" draw:end-shape="id9" draw:end-glue-point="0" svg:d="M9250 18499v1011h4300v1090" svg:viewBox="0 0 4301 2102">
          <text:p/>
        </draw:connector>
        <draw:connector draw:style-name="gr5" draw:text-style-name="P7" draw:layer="layout" svg:x1="13.65cm" svg:y1="18.5cm" svg:x2="13.55cm" svg:y2="20.6cm" draw:start-shape="id8" draw:start-glue-point="6" draw:end-shape="id9" draw:end-glue-point="0" svg:d="M13650 18500v1011h-100v1089" svg:viewBox="0 0 101 2101">
          <text:p/>
        </draw:connector>
        <draw:connector draw:style-name="gr5" draw:text-style-name="P7" draw:layer="layout" svg:x1="18.45cm" svg:y1="18.5cm" svg:x2="13.55cm" svg:y2="20.6cm" draw:start-shape="id4" draw:start-glue-point="6" draw:end-shape="id9" draw:end-glue-point="0" svg:d="M18450 18500v1011h-4900v1089" svg:viewBox="0 0 4901 2101">
          <text:p/>
        </draw:connector>
        <draw:custom-shape draw:style-name="gr12" draw:text-style-name="P9" xml:id="id10" draw:id="id10" draw:layer="layout" svg:width="9.7cm" svg:height="1.1cm" svg:x="8.7cm" svg:y="21.8cm">
          <text:p text:style-name="P8"><text:span text:style-name="T1">Подготовить данные для формирования отчетов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13.55cm" svg:y1="20.6cm" svg:x2="13.55cm" svg:y2="21.8cm" draw:start-shape="id9" draw:start-glue-point="0" draw:end-shape="id10" draw:end-glue-point="4" svg:d="M13550 20600v1200" svg:viewBox="0 0 1 1201">
          <text:p/>
        </draw:connector>
        <draw:custom-shape draw:style-name="gr9" draw:text-style-name="P9" xml:id="id11" draw:id="id11" draw:layer="layout" svg:width="2.5cm" svg:height="1.099cm" svg:x="12.3cm" svg:y="24.2cm">
          <text:p text:style-name="P8"><text:span text:style-name="T1">Выход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7" draw:layer="layout" svg:x1="13.55cm" svg:y1="22.9cm" svg:x2="13.55cm" svg:y2="24.2cm" draw:start-shape="id10" draw:start-glue-point="6" draw:end-shape="id11" draw:end-glue-point="4" svg:d="M13550 22900v1300" svg:viewBox="0 0 1 1301">
          <text:p/>
        </draw:connector>
        <draw:custom-shape draw:style-name="gr13" draw:text-style-name="P10" draw:layer="layout" svg:width="0.9cm" svg:height="0.9cm" svg:x="13.1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2" draw:id="id12" draw:layer="layout" svg:width="0.5cm" svg:height="0.5cm" svg:x="13.3cm" svg:y="2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3.55cm" svg:y1="25.299cm" svg:x2="13.55cm" svg:y2="26.7cm" draw:start-shape="id11" draw:start-glue-point="6" draw:end-shape="id12" draw:end-glue-point="4" svg:d="M13550 25299v1401" svg:viewBox="0 0 1 1402">
          <text:p/>
        </draw:connector>
        <draw:frame draw:style-name="gr15" draw:text-style-name="P12" draw:layer="layout" svg:width="2.403cm" svg:height="1.293cm" svg:x="14.397cm" svg:y="26.3cm">
          <draw:text-box>
            <text:p><text:span text:style-name="T2">Выход</text:span></text:p>
            <text:p><text:span text:style-name="T2">Из сеанса</text:span></text:p>
          </draw:text-box>
        </draw:frame>
        <draw:connector draw:style-name="gr5" draw:text-style-name="P7" draw:layer="layout" draw:line-skew="-0.599cm" svg:x1="2.5cm" svg:y1="15.6cm" svg:x2="7.4cm" svg:y2="5cm" draw:start-shape="id7" draw:start-glue-point="5" draw:end-shape="id13" draw:end-glue-point="5" svg:d="M2500 15600h-1100v-10600h6000" svg:viewBox="0 0 6001 10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09:52:43.656000000</meta:creation-date>
    <dc:date>2019-05-04T10:22:07.406000000</dc:date>
    <meta:editing-duration>PT57S</meta:editing-duration>
    <meta:editing-cycles>1</meta:editing-cycles>
    <meta:document-statistic meta:object-count="32"/>
    <meta:generator>LibreOffice/4.4.1.2$Windows_x86 LibreOffice_project/45e2de17089c24a1fa810c8f975a7171ba4cd432</meta:generator>
  </office:meta>
</office:document-meta>
</file>